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margin-top="0cm" fo:margin-bottom="0.497cm" fo:text-indent="0cm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Accueil en début d’année 2020-2021<text:line-break/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(professeur principal / troisièmes deux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éroulé de la matinée : consignes général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(01) accueil ; le masque et le nettoyage des mains ; aérer au maximum ; chaises sur les tables</text:p>
              </text:list-item>
              <text:list-item>
                <text:p>(02) vérification de la liste des élèves</text:p>
              </text:list-item>
              <text:list-item>
                <text:p>(03) distribution et remplissage partiel des carnets de correspondance</text:p>
              </text:list-item>
              <text:list-item>
                <text:p>(04) lecture <text:span text:style-name="T1">in extensō </text:span>du règlement intérieur</text:p>
              </text:list-item>
              <text:list-item>
                <text:p>(05) lecture abrégée de la charte de la laïcité</text:p>
              </text:list-item>
              <text:list-item>
                <text:p>(06) lecture abrégée de la charte informatique (→ exclusion annuelle possible) ; utilisation des ordinateurs</text:p>
              </text:list-item>
              <text:list-item>
                <text:p text:style-name="P2">(07) les bourses</text:p>
              </text:list-item>
              <text:list-item>
                <text:p text:style-name="P2">(08) autres papiers à distribuer</text:p>
              </text:list-item>
              <text:list-item>
                <text:p>(09) manuels scolaires et fiches d’état à distribuer</text:p>
              </text:list-item>
              <text:list-item>
                <text:p>(10) propreté de l’établissement</text:p>
              </text:list-item>
              <text:list-item>
                <text:p>(11) explications sur les casiers</text:p>
              </text:list-item>
              <text:list-item>
                <text:p>(12) intervention de l’infirmière sur les gestes barrières</text:p>
              </text:list-item>
              <text:list-item>
                <text:p>(13) instructions relatives à tenir en cas d’incendie</text:p>
              </text:list-item>
              <text:list-item>
                <text:p>(14) signalement des absences</text:p>
              </text:list-item>
              <text:list-item>
                <text:p>(15) emplois du temps (valables 15 jours), calendrier des semain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éroulé de la matinée : enjeux de l’anné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(01) détails sur le collège en septembre 2020 ; orientation des anciens troisièmes ; collègues ; réussite au brevet ;</text:p>
              </text:list-item>
              <text:list-item>
                <text:p>(02) retour sur les conséquences de la crise sanitaire : côté collège, le problème des options, des visios-conférences et des sorties de cette année ; côté élève, la tentation de ne rien faire, le problème de l’ENT et des parents.</text:p>
              </text:list-item>
              <text:list-item>
                <text:p>(03) enjeux de l’année : orientation et mise au travail ; pourquoi passer le brevet ? Raccord avec la quatrième et la seconde ; importance de l’oral</text:p>
              </text:list-item>
              <text:list-item>
                <text:p>(03a) orientation : tout dépend des notes et des compétences ; filière générale &amp; technologique ou pro ? Section européenne ? Quelles options en seconde ? Quitter l’académie ? Le problème du stage.</text:p>
                <text:p>Un mot sur l’organisation de l’orientation : c’est n’importe quoi côté élève avec des conséquences graves. <text:span text:style-name="T2">Faites confiance à ceux qui font partie du système.</text:span></text:p>
              </text:list-item>
              <text:list-item>
                <text:p>(03b) mise au travail : hygiène de vie, hygiène mentale ; il ne sert à rien de se réveiller au troisième trimestre mais il faut valider petit à petit les conséquences</text:p>
              </text:list-item>
              <text:list-item>
                <text:p>(03c) le brevet : un entraînement pour la suite</text:p>
              </text:list-item>
              <text:list-item>
                <text:p>(03d) raccord avec la quatrième et la seconde : priorité à la suite</text:p>
              </text:list-item>
              <text:list-item>
                <text:p>(03e) l’oral, la dernière étape avant d’être admis dans un group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éroulé de la matinée : et vous 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’avez-vous pensé de la crise ?</text:p>
              </text:list-item>
              <text:list-item>
                <text:p>Exercice : une minute pour parler de soi</text:p>
                <text:p><text:a xlink:href="https://eduscol.education.fr/cid144098/francais-bac-2021.html" xlink:type="simple">https://eduscol.education.fr/cid144098/francais-bac-2021.html</text:a></text:p>
              </text:list-item>
              <text:list-item>
                <text:p>Si vous nous parliez de votre orientation 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Cette présentation est disponible à l’adresse habituelle :</text:p>
            <text:p><text:a xlink:href="https://github.com/suizokukan/discipulis" xlink:type="simple">https://github.com/suizokukan/discipulis</text:a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1:32:53.255865337</meta:creation-date>
    <meta:editing-duration>PT2H32S</meta:editing-duration>
    <meta:editing-cycles>66</meta:editing-cycles>
    <meta:generator>LibreOffice/6.0.7.3$Linux_X86_64 LibreOffice_project/00m0$Build-3</meta:generator>
    <dc:title>Vivid</dc:title>
    <dc:date>2020-09-02T12:31:56.108105339</dc:date>
    <meta:document-statistic meta:object-count="59"/>
  </office:meta>
</office:document-meta>
</file>